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T3_10" style:family="text">
      <style:text-properties fo:font-style="italic" style:font-style-asian="italic" style:font-style-complex="italic"/>
    </style:style>
    <style:style style:name="T3_11" style:family="text">
      <style:text-properties fo:font-style="italic" style:font-style-asian="italic" style:font-style-complex="italic"/>
    </style:style>
    <style:style style:name="T3_12" style:family="text">
      <style:text-properties fo:font-style="italic" style:font-style-asian="italic" style:font-style-complex="italic"/>
    </style:style>
    <style:style style:name="T3_13" style:family="text">
      <style:text-properties fo:font-style="italic" style:font-style-asian="italic" style:font-style-complex="italic"/>
    </style:style>
    <style:style style:name="T3_14" style:family="text">
      <style:text-properties fo:font-style="italic" style:font-style-asian="italic" style:font-style-complex="italic"/>
    </style:style>
    <style:style style:name="T3_15" style:family="text">
      <style:text-properties fo:font-style="italic" style:font-style-asian="italic" style:font-style-complex="italic"/>
    </style:style>
    <style:style style:name="T3_16" style:family="text">
      <style:text-properties fo:font-style="italic" style:font-style-asian="italic" style:font-style-complex="italic"/>
    </style:style>
    <style:style style:name="T3_17" style:family="text">
      <style:text-properties fo:font-style="italic" style:font-style-asian="italic" style:font-style-complex="italic"/>
    </style:style>
    <style:style style:name="T3_18" style:family="text">
      <style:text-properties fo:font-style="italic" style:font-style-asian="italic" style:font-style-complex="italic"/>
    </style:style>
    <style:style style:name="T3_19" style:family="text">
      <style:text-properties fo:font-style="italic" style:font-style-asian="italic" style:font-style-complex="italic"/>
    </style:style>
    <style:style style:name="T3_20" style:family="text">
      <style:text-properties fo:font-style="italic" style:font-style-asian="italic" style:font-style-complex="italic"/>
    </style:style>
    <style:style style:name="T3_21" style:family="text">
      <style:text-properties fo:font-style="italic" style:font-style-asian="italic" style:font-style-complex="italic"/>
    </style:style>
    <style:style style:name="T3_22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T4_13" style:family="text">
      <style:text-properties fo:font-style="italic" style:font-style-asian="italic" style:font-style-complex="italic"/>
    </style:style>
    <style:style style:name="T4_14" style:family="text">
      <style:text-properties fo:font-style="italic" style:font-style-asian="italic" style:font-style-complex="italic"/>
    </style:style>
    <style:style style:name="T4_15" style:family="text">
      <style:text-properties fo:font-style="italic" style:font-style-asian="italic" style:font-style-complex="italic"/>
    </style:style>
    <style:style style:name="T4_16" style:family="text">
      <style:text-properties fo:font-style="italic" style:font-style-asian="italic" style:font-style-complex="italic"/>
    </style:style>
    <style:style style:name="T4_17" style:family="text">
      <style:text-properties fo:font-style="italic" style:font-style-asian="italic" style:font-style-complex="italic"/>
    </style:style>
    <style:style style:name="T4_18" style:family="text">
      <style:text-properties fo:font-style="italic" style:font-style-asian="italic" style:font-style-complex="italic"/>
    </style:style>
    <style:style style:name="T4_19" style:family="text">
      <style:text-properties fo:font-style="italic" style:font-style-asian="italic" style:font-style-complex="italic"/>
    </style:style>
    <style:style style:name="T4_20" style:family="text">
      <style:text-properties fo:font-style="italic" style:font-style-asian="italic" style:font-style-complex="italic"/>
    </style:style>
    <style:style style:name="T4_21" style:family="text">
      <style:text-properties fo:font-style="italic" style:font-style-asian="italic" style:font-style-complex="italic"/>
    </style:style>
    <style:style style:name="T4_22" style:family="text">
      <style:text-properties fo:font-style="italic" style:font-style-asian="italic" style:font-style-complex="italic"/>
    </style:style>
    <style:style style:name="T4_23" style:family="text">
      <style:text-properties fo:font-style="italic" style:font-style-asian="italic" style:font-style-complex="italic"/>
    </style:style>
    <style:style style:name="T4_24" style:family="text">
      <style:text-properties fo:font-style="italic" style:font-style-asian="italic" style:font-style-complex="italic"/>
    </style:style>
    <style:style style:name="T4_25" style:family="text">
      <style:text-properties fo:font-style="italic" style:font-style-asian="italic" style:font-style-complex="italic"/>
    </style:style>
    <style:style style:name="T4_26" style:family="text">
      <style:text-properties fo:font-style="italic" style:font-style-asian="italic" style:font-style-complex="italic"/>
    </style:style>
    <style:style style:name="T4_27" style:family="text">
      <style:text-properties fo:font-style="italic" style:font-style-asian="italic" style:font-style-complex="italic"/>
    </style:style>
    <style:style style:name="T4_28" style:family="text">
      <style:text-properties fo:font-style="italic" style:font-style-asian="italic" style:font-style-complex="italic"/>
    </style:style>
    <style:style style:name="T4_29" style:family="text">
      <style:text-properties fo:font-style="italic" style:font-style-asian="italic" style:font-style-complex="italic"/>
    </style:style>
    <style:style style:name="T4_30" style:family="text">
      <style:text-properties fo:font-style="italic" style:font-style-asian="italic" style:font-style-complex="italic"/>
    </style:style>
    <style:style style:name="T4_31" style:family="text">
      <style:text-properties fo:font-style="italic" style:font-style-asian="italic" style:font-style-complex="italic"/>
    </style:style>
    <style:style style:name="T4_32" style:family="text">
      <style:text-properties fo:font-style="italic" style:font-style-asian="italic" style:font-style-complex="italic"/>
    </style:style>
    <style:style style:name="T4_33" style:family="text">
      <style:text-properties fo:font-style="italic" style:font-style-asian="italic" style:font-style-complex="italic"/>
    </style:style>
    <style:style style:name="T4_34" style:family="text">
      <style:text-properties fo:font-style="italic" style:font-style-asian="italic" style:font-style-complex="italic"/>
    </style:style>
    <style:style style:name="T4_35" style:family="text">
      <style:text-properties fo:font-style="italic" style:font-style-asian="italic" style:font-style-complex="italic"/>
    </style:style>
    <style:style style:name="T4_36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line-through-style="solid"/>
    </style:style>
    <style:style style:name="T6_2" style:family="text">
      <style:text-properties style:text-line-through-style="soli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line-through-style="solid"/>
    </style:style>
    <style:style style:name="T7_2" style:family="text">
      <style:text-properties style:text-line-through-style="solid"/>
    </style:style>
    <style:style style:name="T7_3" style:family="text">
      <style:text-properties style:text-line-through-style="solid"/>
    </style:style>
    <style:style style:name="T7_4" style:family="text">
      <style:text-properties style:text-line-through-style="solid"/>
    </style:style>
    <style:style style:name="T7_5" style:family="text">
      <style:text-properties style:text-line-through-style="solid"/>
    </style:style>
    <style:style style:name="T7_6" style:family="text">
      <style:text-properties style:text-line-through-style="solid"/>
    </style:style>
    <style:style style:name="T7_7" style:family="text">
      <style:text-properties style:text-line-through-style="solid"/>
    </style:style>
    <style:style style:name="T7_8" style:family="text">
      <style:text-properties style:text-line-through-style="solid"/>
    </style:style>
    <style:style style:name="T7_9" style:family="text">
      <style:text-properties style:text-line-through-style="solid"/>
    </style:style>
    <style:style style:name="T7_10" style:family="text">
      <style:text-properties style:text-line-through-style="solid"/>
    </style:style>
    <style:style style:name="T7_11" style:family="text">
      <style:text-properties style:text-line-through-style="solid"/>
    </style:style>
    <style:style style:name="T7_12" style:family="text">
      <style:text-properties style:text-line-through-style="solid"/>
    </style:style>
    <style:style style:name="T7_13" style:family="text">
      <style:text-properties style:text-line-through-style="soli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8" style:family="text">
      <style:text-properties fo:font-style="italic" style:font-style-asian="italic" style:font-style-complex="italic"/>
    </style:style>
    <style:style style:name="T10_9" style:family="text">
      <style:text-properties fo:font-style="italic" style:font-style-asian="italic" style:font-style-complex="italic"/>
    </style:style>
    <style:style style:name="T10_10" style:family="text">
      <style:text-properties fo:font-style="italic" style:font-style-asian="italic" style:font-style-complex="italic"/>
    </style:style>
    <style:style style:name="T10_11" style:family="text">
      <style:text-properties fo:font-style="italic" style:font-style-asian="italic" style:font-style-complex="italic"/>
    </style:style>
    <style:style style:name="T10_12" style:family="text">
      <style:text-properties fo:font-style="italic" style:font-style-asian="italic" style:font-style-complex="italic"/>
    </style:style>
    <style:style style:name="T10_13" style:family="text">
      <style:text-properties fo:font-style="italic" style:font-style-asian="italic" style:font-style-complex="italic"/>
    </style:style>
    <style:style style:name="T10_14" style:family="text">
      <style:text-properties fo:font-style="italic" style:font-style-asian="italic" style:font-style-complex="italic"/>
    </style:style>
    <style:style style:name="T10_15" style:family="text">
      <style:text-properties fo:font-style="italic" style:font-style-asian="italic" style:font-style-complex="italic"/>
    </style:style>
    <style:style style:name="T10_16" style:family="text">
      <style:text-properties fo:font-style="italic" style:font-style-asian="italic" style:font-style-complex="italic"/>
    </style:style>
    <style:style style:name="T10_17" style:family="text">
      <style:text-properties fo:font-style="italic" style:font-style-asian="italic" style:font-style-complex="italic"/>
    </style:style>
    <style:style style:name="T10_18" style:family="text">
      <style:text-properties fo:font-style="italic" style:font-style-asian="italic" style:font-style-complex="italic"/>
    </style:style>
    <style:style style:name="T10_19" style:family="text">
      <style:text-properties fo:font-style="italic" style:font-style-asian="italic" style:font-style-complex="italic"/>
    </style:style>
    <style:style style:name="T10_20" style:family="text">
      <style:text-properties fo:font-style="italic" style:font-style-asian="italic" style:font-style-complex="italic"/>
    </style:style>
    <style:style style:name="T10_21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>
      <style:text-properties fo:font-style="italic" style:font-style-asian="italic" style:font-style-complex="italic"/>
    </style:style>
    <style:style style:name="T11_16" style:family="text">
      <style:text-properties fo:font-style="italic" style:font-style-asian="italic" style:font-style-complex="italic"/>
    </style:style>
    <style:style style:name="T11_17" style:family="text">
      <style:text-properties fo:font-style="italic" style:font-style-asian="italic" style:font-style-complex="italic"/>
    </style:style>
    <style:style style:name="T11_18" style:family="text">
      <style:text-properties fo:font-style="italic" style:font-style-asian="italic" style:font-style-complex="italic"/>
    </style:style>
    <style:style style:name="T11_19" style:family="text">
      <style:text-properties fo:font-style="italic" style:font-style-asian="italic" style:font-style-complex="italic"/>
    </style:style>
    <style:style style:name="T11_20" style:family="text">
      <style:text-properties fo:font-style="italic" style:font-style-asian="italic" style:font-style-complex="italic"/>
    </style:style>
    <style:style style:name="T11_21" style:family="text">
      <style:text-properties fo:font-style="italic" style:font-style-asian="italic" style:font-style-complex="italic"/>
    </style:style>
    <style:style style:name="T11_22" style:family="text">
      <style:text-properties fo:font-style="italic" style:font-style-asian="italic" style:font-style-complex="italic"/>
    </style:style>
    <style:style style:name="T11_23" style:family="text">
      <style:text-properties fo:font-style="italic" style:font-style-asian="italic" style:font-style-complex="italic"/>
    </style:style>
    <style:style style:name="T11_24" style:family="text">
      <style:text-properties fo:font-style="italic" style:font-style-asian="italic" style:font-style-complex="italic"/>
    </style:style>
    <style:style style:name="T11_25" style:family="text">
      <style:text-properties fo:font-style="italic" style:font-style-asian="italic" style:font-style-complex="italic"/>
    </style:style>
    <style:style style:name="T11_26" style:family="text">
      <style:text-properties fo:font-style="italic" style:font-style-asian="italic" style:font-style-complex="italic"/>
    </style:style>
    <style:style style:name="T11_27" style:family="text">
      <style:text-properties fo:font-style="italic" style:font-style-asian="italic" style:font-style-complex="italic"/>
    </style:style>
    <style:style style:name="T11_28" style:family="text">
      <style:text-properties fo:font-style="italic" style:font-style-asian="italic" style:font-style-complex="italic"/>
    </style:style>
    <style:style style:name="T11_29" style:family="text">
      <style:text-properties fo:font-style="italic" style:font-style-asian="italic" style:font-style-complex="italic"/>
    </style:style>
    <style:style style:name="T11_30" style:family="text">
      <style:text-properties fo:font-style="italic" style:font-style-asian="italic" style:font-style-complex="italic"/>
    </style:style>
    <style:style style:name="T11_31" style:family="text">
      <style:text-properties fo:font-style="italic" style:font-style-asian="italic" style:font-style-complex="italic"/>
    </style:style>
    <style:style style:name="T11_32" style:family="text">
      <style:text-properties fo:font-style="italic" style:font-style-asian="italic" style:font-style-complex="italic"/>
    </style:style>
    <style:style style:name="T11_33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tyle="italic" style:font-style-asian="italic" style:font-style-complex="italic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T21_6" style:family="text">
      <style:text-properties fo:font-style="italic" style:font-style-asian="italic" style:font-style-complex="italic"/>
    </style:style>
    <style:style style:name="T21_7" style:family="text">
      <style:text-properties fo:font-style="italic" style:font-style-asian="italic" style:font-style-complex="italic"/>
    </style:style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T21_10" style:family="text">
      <style:text-properties fo:font-style="italic" style:font-style-asian="italic" style:font-style-complex="italic"/>
    </style:style>
    <style:style style:name="T21_11" style:family="text">
      <style:text-properties fo:font-style="italic" style:font-style-asian="italic" style:font-style-complex="italic"/>
    </style:style>
    <style:style style:name="T21_12" style:family="text">
      <style:text-properties fo:font-style="italic" style:font-style-asian="italic" style:font-style-complex="italic"/>
    </style:style>
    <style:style style:name="T21_13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T26_7" style:family="text">
      <style:text-properties fo:font-style="italic" style:font-style-asian="italic" style:font-style-complex="italic"/>
    </style:style>
    <style:style style:name="T26_8" style:family="text">
      <style:text-properties fo:font-style="italic" style:font-style-asian="italic" style:font-style-complex="italic"/>
    </style:style>
    <style:style style:name="T26_9" style:family="text">
      <style:text-properties fo:font-style="italic" style:font-style-asian="italic" style:font-style-complex="italic"/>
    </style:style>
    <style:style style:name="T26_10" style:family="text">
      <style:text-properties fo:font-style="italic" style:font-style-asian="italic" style:font-style-complex="italic"/>
    </style:style>
    <style:style style:name="T26_11" style:family="text">
      <style:text-properties fo:font-style="italic" style:font-style-asian="italic" style:font-style-complex="italic"/>
    </style:style>
    <style:style style:name="T26_12" style:family="text">
      <style:text-properties fo:font-style="italic" style:font-style-asian="italic" style:font-style-complex="italic"/>
    </style:style>
    <style:style style:name="T26_13" style:family="text">
      <style:text-properties fo:font-style="italic" style:font-style-asian="italic" style:font-style-complex="italic"/>
    </style:style>
    <style:style style:name="T26_14" style:family="text">
      <style:text-properties fo:font-style="italic" style:font-style-asian="italic" style:font-style-complex="italic"/>
    </style:style>
    <style:style style:name="T26_15" style:family="text">
      <style:text-properties fo:font-style="italic" style:font-style-asian="italic" style:font-style-complex="italic"/>
    </style:style>
    <style:style style:name="T26_16" style:family="text">
      <style:text-properties fo:font-style="italic" style:font-style-asian="italic" style:font-style-complex="italic"/>
    </style:style>
    <style:style style:name="T26_17" style:family="text">
      <style:text-properties fo:font-style="italic" style:font-style-asian="italic" style:font-style-complex="italic"/>
    </style:style>
    <style:style style:name="T26_18" style:family="text">
      <style:text-properties fo:font-style="italic" style:font-style-asian="italic" style:font-style-complex="italic"/>
    </style:style>
    <style:style style:name="T26_19" style:family="text">
      <style:text-properties fo:font-style="italic" style:font-style-asian="italic" style:font-style-complex="italic"/>
    </style:style>
    <style:style style:name="T26_20" style:family="text">
      <style:text-properties fo:font-style="italic" style:font-style-asian="italic" style:font-style-complex="italic"/>
    </style:style>
    <style:style style:name="T26_21" style:family="text">
      <style:text-properties fo:font-style="italic" style:font-style-asian="italic" style:font-style-complex="italic"/>
    </style:style>
    <style:style style:name="T26_22" style:family="text">
      <style:text-properties fo:font-style="italic" style:font-style-asian="italic" style:font-style-complex="italic"/>
    </style:style>
    <style:style style:name="T26_23" style:family="text">
      <style:text-properties fo:font-style="italic" style:font-style-asian="italic" style:font-style-complex="italic"/>
    </style:style>
    <style:style style:name="T26_24" style:family="text">
      <style:text-properties fo:font-style="italic" style:font-style-asian="italic" style:font-style-complex="italic"/>
    </style:style>
    <style:style style:name="T26_25" style:family="text">
      <style:text-properties fo:font-style="italic" style:font-style-asian="italic" style:font-style-complex="italic"/>
    </style:style>
    <style:style style:name="T26_26" style:family="text">
      <style:text-properties fo:font-style="italic" style:font-style-asian="italic" style:font-style-complex="italic"/>
    </style:style>
    <style:style style:name="T26_27" style:family="text">
      <style:text-properties fo:font-style="italic" style:font-style-asian="italic" style:font-style-complex="italic"/>
    </style:style>
    <style:style style:name="T26_28" style:family="text">
      <style:text-properties fo:font-style="italic" style:font-style-asian="italic" style:font-style-complex="italic"/>
    </style:style>
    <style:style style:name="T26_29" style:family="text">
      <style:text-properties fo:font-style="italic" style:font-style-asian="italic" style:font-style-complex="italic"/>
    </style:style>
    <style:style style:name="T26_30" style:family="text">
      <style:text-properties fo:font-style="italic" style:font-style-asian="italic" style:font-style-complex="italic"/>
    </style:style>
    <style:style style:name="T26_31" style:family="text">
      <style:text-properties fo:font-style="italic" style:font-style-asian="italic" style:font-style-complex="italic"/>
    </style:style>
    <style:style style:name="T26_32" style:family="text">
      <style:text-properties fo:font-style="italic" style:font-style-asian="italic" style:font-style-complex="italic"/>
    </style:style>
    <style:style style:name="T26_33" style:family="text">
      <style:text-properties fo:font-style="italic" style:font-style-asian="italic" style:font-style-complex="italic"/>
    </style:style>
    <style:style style:name="T26_34" style:family="text">
      <style:text-properties fo:font-style="italic" style:font-style-asian="italic" style:font-style-complex="italic"/>
    </style:style>
    <style:style style:name="T26_35" style:family="text">
      <style:text-properties fo:font-style="italic" style:font-style-asian="italic" style:font-style-complex="italic"/>
    </style:style>
    <style:style style:name="T26_36" style:family="text">
      <style:text-properties fo:font-style="italic" style:font-style-asian="italic" style:font-style-complex="italic"/>
    </style:style>
    <style:style style:name="T26_37" style:family="text">
      <style:text-properties fo:font-style="italic" style:font-style-asian="italic" style:font-style-complex="italic"/>
    </style:style>
    <style:style style:name="T26_38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>
      <style:text-properties fo:font-style="italic" style:font-style-asian="italic" style:font-style-complex="italic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text-line-through-style="solid"/>
    </style:style>
    <style:style style:name="T49_2" style:family="text">
      <style:text-properties style:text-line-through-style="soli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text-line-through-style="solid"/>
    </style:style>
    <style:style style:name="T50_2" style:family="text">
      <style:text-properties style:text-line-through-style="solid"/>
    </style:style>
    <style:style style:name="T50_3" style:family="text">
      <style:text-properties style:text-line-through-style="solid"/>
    </style:style>
    <style:style style:name="T50_4" style:family="text">
      <style:text-properties style:text-line-through-style="solid"/>
    </style:style>
    <style:style style:name="T50_5" style:family="text">
      <style:text-properties style:text-line-through-style="solid"/>
    </style:style>
    <style:style style:name="T50_6" style:family="text">
      <style:text-properties style:text-line-through-style="solid"/>
    </style:style>
    <style:style style:name="T50_7" style:family="text">
      <style:text-properties style:text-line-through-style="solid"/>
    </style:style>
    <style:style style:name="T50_8" style:family="text">
      <style:text-properties style:text-line-through-style="solid"/>
    </style:style>
    <style:style style:name="T50_9" style:family="text">
      <style:text-properties style:text-line-through-style="solid"/>
    </style:style>
    <style:style style:name="T50_10" style:family="text">
      <style:text-properties style:text-line-through-style="solid"/>
    </style:style>
    <style:style style:name="T50_11" style:family="text">
      <style:text-properties style:text-line-through-style="solid"/>
    </style:style>
    <style:style style:name="T50_12" style:family="text">
      <style:text-properties style:text-line-through-style="solid"/>
    </style:style>
    <style:style style:name="T50_13" style:family="text">
      <style:text-properties style:text-line-through-style="solid"/>
    </style:style>
    <style:style style:name="T50_14" style:family="text">
      <style:text-properties style:text-line-through-style="solid"/>
    </style:style>
    <style:style style:name="T50_15" style:family="text">
      <style:text-properties style:text-line-through-style="solid"/>
    </style:style>
    <style:style style:name="T50_16" style:family="text">
      <style:text-properties style:text-line-through-style="solid"/>
    </style:style>
    <style:style style:name="T50_17" style:family="text">
      <style:text-properties style:text-line-through-style="solid"/>
    </style:style>
    <style:style style:name="T50_18" style:family="text">
      <style:text-properties style:text-line-through-style="solid"/>
    </style:style>
    <style:style style:name="T50_19" style:family="text">
      <style:text-properties style:text-line-through-style="solid"/>
    </style:style>
    <style:style style:name="T50_20" style:family="text">
      <style:text-properties style:text-line-through-style="solid"/>
    </style:style>
    <style:style style:name="T50_21" style:family="text">
      <style:text-properties style:text-line-through-style="solid"/>
    </style:style>
    <style:style style:name="T50_22" style:family="text">
      <style:text-properties style:text-line-through-style="solid"/>
    </style:style>
    <style:style style:name="T50_23" style:family="text">
      <style:text-properties style:text-line-through-style="solid"/>
    </style:style>
    <style:style style:name="T50_24" style:family="text">
      <style:text-properties style:text-line-through-style="solid"/>
    </style:style>
    <style:style style:name="T50_25" style:family="text">
      <style:text-properties style:text-line-through-style="solid"/>
    </style:style>
    <style:style style:name="T50_26" style:family="text">
      <style:text-properties style:text-line-through-style="solid"/>
    </style:style>
    <style:style style:name="T50_27" style:family="text">
      <style:text-properties style:text-line-through-style="solid"/>
    </style:style>
    <style:style style:name="T50_28" style:family="text">
      <style:text-properties style:text-line-through-style="solid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nternal</text:span><text:span text:style-name="T1_2"><text:s/></text:span><text:span text:style-name="T1_3">data</text:span><text:span text:style-name="T1_4"><text:s/></text:span><text:span text:style-name="T1_5">structures</text:span><text:span text:style-name="T1_6">:</text:span></text:p>
      <text:p text:style-name="P2"><text:span text:style-name="T2_1">User</text:span><text:span text:style-name="T2_2">:<text:s/></text:span></text:p>
      <text:p text:style-name="P3"><text:span text:style-name="T3_1">name</text:span><text:span text:style-name="T3_2">,<text:s/></text:span><text:span text:style-name="T3_3">email</text:span><text:span text:style-name="T3_4">,<text:s/></text:span><text:span text:style-name="T3_5">text</text:span><text:span text:style-name="T3_6"><text:s/>#,<text:s/></text:span><text:span text:style-name="T3_7">primary</text:span><text:span text:style-name="T3_8"><text:s/></text:span><text:span text:style-name="T3_9">language</text:span><text:span text:style-name="T3_10">,<text:s/></text:span><text:span text:style-name="T3_11">English</text:span><text:span text:style-name="T3_12"><text:s/>(</text:span><text:span text:style-name="T3_13">yes</text:span><text:span text:style-name="T3_14">/</text:span><text:span text:style-name="T3_15">no</text:span><text:span text:style-name="T3_16">),<text:s/></text:span><text:span text:style-name="T3_17">teacher</text:span><text:span text:style-name="T3_18"><text:s/>(</text:span><text:span text:style-name="T3_19">yes</text:span><text:span text:style-name="T3_20">/</text:span><text:span text:style-name="T3_21">no</text:span><text:span text:style-name="T3_22">)</text:span></text:p>
      <text:p text:style-name="P4"><text:span text:style-name="T4_1">name</text:span><text:span text:style-name="T4_2">:</text:span><text:span text:style-name="T4_3">string</text:span><text:span text:style-name="T4_4"><text:s/></text:span><text:span text:style-name="T4_5">email</text:span><text:span text:style-name="T4_6">:</text:span><text:span text:style-name="T4_7">string</text:span><text:span text:style-name="T4_8"><text:s/></text:span><text:span text:style-name="T4_9">cellphone</text:span><text:span text:style-name="T4_10">:</text:span><text:span text:style-name="T4_11">string</text:span><text:span text:style-name="T4_12"><text:s/></text:span><text:span text:style-name="T4_13">english</text:span><text:span text:style-name="T4_14">_</text:span><text:span text:style-name="T4_15">speaker</text:span><text:span text:style-name="T4_16">?:</text:span><text:span text:style-name="T4_17">boolean</text:span><text:span text:style-name="T4_18"><text:s/></text:span><text:span text:style-name="T4_19">teacher</text:span><text:span text:style-name="T4_20">?:</text:span><text:span text:style-name="T4_21">boolean</text:span><text:span text:style-name="T4_22"><text:s/></text:span><text:span text:style-name="T4_23">student</text:span><text:span text:style-name="T4_24">?:</text:span><text:span text:style-name="T4_25">boolean</text:span><text:span text:style-name="T4_26"><text:s/></text:span><text:span text:style-name="T4_27">admin</text:span><text:span text:style-name="T4_28">?:</text:span><text:span text:style-name="T4_29">boolean</text:span><text:span text:style-name="T4_30"><text:s/>(</text:span><text:span text:style-name="T4_31">id</text:span><text:span text:style-name="T4_32">:</text:span><text:span text:style-name="T4_33">primary</text:span><text:span text:style-name="T4_34">_</text:span><text:span text:style-name="T4_35">key</text:span><text:span text:style-name="T4_36">)</text:span></text:p>
      <text:p text:style-name="P5"/>
      <text:p text:style-name="P6"><text:span text:style-name="T6_1">CourseStudent</text:span><text:span text:style-name="T6_2">:<text:s/></text:span></text:p>
      <text:p text:style-name="P7"><text:span text:style-name="T7_1">user</text:span><text:span text:style-name="T7_2"><text:s/>(</text:span><text:span text:style-name="T7_3">fk</text:span><text:span text:style-name="T7_4">),</text:span><text:span text:style-name="T7_5">course</text:span><text:span text:style-name="T7_6">,<text:s/></text:span><text:span text:style-name="T7_7">years</text:span><text:span text:style-name="T7_8"><text:s/></text:span><text:span text:style-name="T7_9">of</text:span><text:span text:style-name="T7_10"><text:s/></text:span><text:span text:style-name="T7_11">relevant</text:span><text:span text:style-name="T7_12"><text:s/></text:span><text:span text:style-name="T7_13">experience</text:span></text:p>
      <text:p text:style-name="P8"/>
      <text:p text:style-name="P9"><text:span text:style-name="T9_1">Course</text:span><text:span text:style-name="T9_2">:</text:span></text:p>
      <text:p text:style-name="P10"><text:span text:style-name="T10_1">id</text:span><text:span text:style-name="T10_2">:</text:span><text:span text:style-name="T10_3">primary</text:span><text:span text:style-name="T10_4">_</text:span><text:span text:style-name="T10_5">key</text:span><text:span text:style-name="T10_6">,<text:s/></text:span><text:span text:style-name="T10_7">name</text:span><text:span text:style-name="T10_8">:</text:span><text:span text:style-name="T10_9">string</text:span><text:span text:style-name="T10_10">,<text:s/></text:span><text:span text:style-name="T10_11">teacher</text:span><text:span text:style-name="T10_12">:</text:span><text:span text:style-name="T10_13">string</text:span><text:span text:style-name="T10_14">,<text:s/></text:span><text:span text:style-name="T10_15">teacher</text:span><text:span text:style-name="T10_16">2:</text:span><text:span text:style-name="T10_17">string</text:span><text:span text:style-name="T10_18">,<text:s/></text:span><text:span text:style-name="T10_19">teacher</text:span><text:span text:style-name="T10_20">3:</text:span><text:span text:style-name="T10_21">string</text:span></text:p>
      <text:p text:style-name="P11"><text:span text:style-name="T11_1">rails</text:span><text:span text:style-name="T11_2"><text:s/></text:span><text:span text:style-name="T11_3">generate</text:span><text:span text:style-name="T11_4"><text:s/></text:span><text:span text:style-name="T11_5">scaffold</text:span><text:span text:style-name="T11_6"><text:s/></text:span><text:span text:style-name="T11_7">Course</text:span><text:span text:style-name="T11_8"><text:s text:c="2"/></text:span><text:span text:style-name="T11_9">name</text:span><text:span text:style-name="T11_10">:</text:span><text:span text:style-name="T11_11">string</text:span><text:span text:style-name="T11_12"><text:s/></text:span><text:span text:style-name="T11_13">teacher</text:span><text:span text:style-name="T11_14">:</text:span><text:span text:style-name="T11_15">string</text:span><text:span text:style-name="T11_16"><text:s/></text:span><text:span text:style-name="T11_17">teacher</text:span><text:span text:style-name="T11_18">2:</text:span><text:span text:style-name="T11_19">string</text:span><text:span text:style-name="T11_20"><text:s/></text:span><text:span text:style-name="T11_21">teacher</text:span><text:span text:style-name="T11_22">3:</text:span><text:span text:style-name="T11_23">string</text:span><text:span text:style-name="T11_24"><text:s/></text:span><text:span text:style-name="T11_25">university</text:span><text:span text:style-name="T11_26">:</text:span><text:span text:style-name="T11_27">string</text:span><text:span text:style-name="T11_28"><text:s/></text:span><text:span text:style-name="T11_29">start</text:span><text:span text:style-name="T11_30">_</text:span><text:span text:style-name="T11_31">date</text:span><text:span text:style-name="T11_32">:</text:span><text:span text:style-name="T11_33">date</text:span></text:p>
      <text:p text:style-name="P12"><text:span text:style-name="T12_1">change</text:span><text:span text:style-name="T12_2"><text:s/></text:span><text:span text:style-name="T12_3">name</text:span><text:span text:style-name="T12_4"><text:s/></text:span><text:span text:style-name="T12_5">to</text:span><text:span text:style-name="T12_6"><text:s/></text:span><text:span text:style-name="T12_7">title</text:span></text:p>
      <text:p text:style-name="P13"><text:span text:style-name="T13_1">has</text:span><text:span text:style-name="T13_2">_</text:span><text:span text:style-name="T13_3">many</text:span><text:span text:style-name="T13_4"><text:s/>:</text:span><text:span text:style-name="T13_5">assignments</text:span></text:p>
      <text:p text:style-name="P14"/>
      <text:p text:style-name="P15"><text:span text:style-name="T15_1">enrollment</text:span><text:span text:style-name="T15_2">:</text:span></text:p>
      <text:p text:style-name="P16"><text:span text:style-name="T16_1">student</text:span><text:span text:style-name="T16_2">_</text:span><text:span text:style-name="T16_3">id</text:span><text:span text:style-name="T16_4"><text:s/>(</text:span><text:span text:style-name="T16_5">fk</text:span><text:span text:style-name="T16_6">):</text:span><text:span text:style-name="T16_7">integer</text:span></text:p>
      <text:p text:style-name="P17"><text:span text:style-name="T17_1">course</text:span><text:span text:style-name="T17_2">_</text:span><text:span text:style-name="T17_3">id</text:span><text:span text:style-name="T17_4"><text:s/>(</text:span><text:span text:style-name="T17_5">fk</text:span><text:span text:style-name="T17_6">):</text:span><text:span text:style-name="T17_7">integer</text:span></text:p>
      <text:p text:style-name="P18"/>
      <text:p text:style-name="P19"/>
      <text:p text:style-name="P20"><text:span text:style-name="T20_1">assignment</text:span><text:span text:style-name="T20_2">:<text:s/></text:span></text:p>
      <text:p text:style-name="P21"><text:span text:style-name="T21_1">course</text:span><text:span text:style-name="T21_2">_</text:span><text:span text:style-name="T21_3">id</text:span><text:span text:style-name="T21_4">(</text:span><text:span text:style-name="T21_5">fk</text:span><text:span text:style-name="T21_6">),<text:s/></text:span><text:span text:style-name="T21_7">title</text:span><text:span text:style-name="T21_8">,<text:s/></text:span><text:span text:style-name="T21_9">due</text:span><text:span text:style-name="T21_10">_</text:span><text:span text:style-name="T21_11">date</text:span><text:span text:style-name="T21_12">:</text:span><text:span text:style-name="T21_13">datetime</text:span></text:p>
      <text:p text:style-name="P22"><text:span text:style-name="T22_1">belongs</text:span><text:span text:style-name="T22_2">_</text:span><text:span text:style-name="T22_3">to</text:span><text:span text:style-name="T22_4"><text:s/>:</text:span><text:span text:style-name="T22_5">course</text:span></text:p>
      <text:p text:style-name="P23"><text:span text:style-name="T23_1">has</text:span><text:span text:style-name="T23_2">_</text:span><text:span text:style-name="T23_3">many</text:span><text:span text:style-name="T23_4">:<text:s/></text:span><text:span text:style-name="T23_5">availability</text:span></text:p>
      <text:p text:style-name="P24"/>
      <text:p text:style-name="P25"><text:span text:style-name="T25_1">availabile</text:span><text:span text:style-name="T25_2">:<text:s/></text:span></text:p>
      <text:p text:style-name="P26"><text:span text:style-name="T26_1">student</text:span><text:span text:style-name="T26_2">_</text:span><text:span text:style-name="T26_3">id</text:span><text:span text:style-name="T26_4">(</text:span><text:span text:style-name="T26_5">fk</text:span><text:span text:style-name="T26_6">):</text:span><text:span text:style-name="T26_7">integer</text:span><text:span text:style-name="T26_8">,<text:s text:c="2"/></text:span><text:span text:style-name="T26_9">begin</text:span><text:span text:style-name="T26_10">:</text:span><text:span text:style-name="T26_11">datetime</text:span><text:span text:style-name="T26_12">,<text:s/></text:span><text:span text:style-name="T26_13">end</text:span><text:span text:style-name="T26_14">:</text:span><text:span text:style-name="T26_15">datetime</text:span><text:span text:style-name="T26_16">,<text:s/></text:span><text:span text:style-name="T26_17">assignment</text:span><text:span text:style-name="T26_18">_</text:span><text:span text:style-name="T26_19">id</text:span><text:span text:style-name="T26_20">(</text:span><text:span text:style-name="T26_21">fk</text:span><text:span text:style-name="T26_22">):</text:span><text:span text:style-name="T26_23">integer</text:span><text:span text:style-name="T26_24">,<text:s/></text:span><text:span text:style-name="T26_25">priority</text:span><text:span text:style-name="T26_26">:</text:span><text:span text:style-name="T26_27">integer</text:span><text:span text:style-name="T26_28"><text:s/>(</text:span><text:span text:style-name="T26_29">high</text:span><text:span text:style-name="T26_30">/</text:span><text:span text:style-name="T26_31">medium</text:span><text:span text:style-name="T26_32">/</text:span><text:span text:style-name="T26_33">low</text:span><text:span text:style-name="T26_34">),<text:s/></text:span><text:span text:style-name="T26_35">active</text:span><text:span text:style-name="T26_36">?:</text:span><text:span text:style-name="T26_37">boolean</text:span><text:span text:style-name="T26_38"><text:s/></text:span></text:p>
      <text:p text:style-name="P27"><text:span text:style-name="T27_1">change</text:span><text:span text:style-name="T27_2"><text:s/></text:span><text:span text:style-name="T27_3">student</text:span><text:span text:style-name="T27_4">_</text:span><text:span text:style-name="T27_5">id</text:span><text:span text:style-name="T27_6"><text:s/></text:span><text:span text:style-name="T27_7">to</text:span><text:span text:style-name="T27_8"><text:s/></text:span><text:span text:style-name="T27_9">user</text:span><text:span text:style-name="T27_10">_</text:span><text:span text:style-name="T27_11">id</text:span></text:p>
      <text:p text:style-name="P28"><text:span text:style-name="T28_1">belongs</text:span><text:span text:style-name="T28_2">_</text:span><text:span text:style-name="T28_3">to</text:span><text:span text:style-name="T28_4"><text:s/>:</text:span><text:span text:style-name="T28_5">user</text:span></text:p>
      <text:p text:style-name="P29"><text:span text:style-name="T29_1">belongs</text:span><text:span text:style-name="T29_2">_</text:span><text:span text:style-name="T29_3">to</text:span><text:span text:style-name="T29_4"><text:s/>:</text:span><text:span text:style-name="T29_5">assignment</text:span></text:p>
      <text:p text:style-name="P30"/>
      <text:p text:style-name="P31"/>
      <text:p text:style-name="P32"><text:span text:style-name="T32_1">Match</text:span><text:span text:style-name="T32_2">:</text:span></text:p>
      <text:p text:style-name="P33"><text:span text:style-name="T33_1">begin</text:span><text:span text:style-name="T33_2">:</text:span><text:span text:style-name="T33_3">datetime</text:span><text:span text:style-name="T33_4">,<text:s/></text:span><text:span text:style-name="T33_5">end</text:span><text:span text:style-name="T33_6">:</text:span><text:span text:style-name="T33_7">datetime</text:span><text:span text:style-name="T33_8">,<text:s/></text:span><text:span text:style-name="T33_9">assignment</text:span><text:span text:style-name="T33_10">_</text:span><text:span text:style-name="T33_11">id</text:span><text:span text:style-name="T33_12">(</text:span><text:span text:style-name="T33_13">fk</text:span><text:span text:style-name="T33_14">):</text:span><text:span text:style-name="T33_15">integer</text:span><text:span text:style-name="T33_16">,<text:s/></text:span><text:span text:style-name="T33_17">available</text:span><text:span text:style-name="T33_18">1_</text:span><text:span text:style-name="T33_19">id</text:span><text:span text:style-name="T33_20">(</text:span><text:span text:style-name="T33_21">fk</text:span><text:span text:style-name="T33_22">):</text:span><text:span text:style-name="T33_23">integer</text:span><text:span text:style-name="T33_24">,<text:s/></text:span><text:span text:style-name="T33_25">available</text:span><text:span text:style-name="T33_26">2_</text:span><text:span text:style-name="T33_27">id</text:span><text:span text:style-name="T33_28">(</text:span><text:span text:style-name="T33_29">fk</text:span><text:span text:style-name="T33_30">):</text:span><text:span text:style-name="T33_31">integer</text:span><text:span text:style-name="T33_32">,<text:s/></text:span><text:span text:style-name="T33_33">user</text:span><text:span text:style-name="T33_34">1_</text:span><text:span text:style-name="T33_35">responded</text:span><text:span text:style-name="T33_36">?:</text:span><text:span text:style-name="T33_37">boolean</text:span><text:span text:style-name="T33_38">,<text:s/></text:span><text:span text:style-name="T33_39">user</text:span><text:span text:style-name="T33_40">2_</text:span><text:span text:style-name="T33_41">responded</text:span><text:span text:style-name="T33_42">?:</text:span><text:span text:style-name="T33_43">boolean</text:span><text:span text:style-name="T33_44">,<text:s/></text:span><text:span text:style-name="T33_45">user</text:span><text:span text:style-name="T33_46">1_</text:span><text:span text:style-name="T33_47">commitment</text:span><text:span text:style-name="T33_48">:</text:span><text:span text:style-name="T33_49">integer</text:span><text:span text:style-name="T33_50">,<text:s/></text:span><text:span text:style-name="T33_51">user</text:span><text:span text:style-name="T33_52">2_</text:span><text:span text:style-name="T33_53">commitment</text:span><text:span text:style-name="T33_54">:</text:span><text:span text:style-name="T33_55">integer</text:span></text:p>
      <text:p text:style-name="P34"><text:span text:style-name="T34_1">belongs</text:span><text:span text:style-name="T34_2">_</text:span><text:span text:style-name="T34_3">to</text:span><text:span text:style-name="T34_4"><text:s/>:</text:span><text:span text:style-name="T34_5">assignment</text:span></text:p>
      <text:p text:style-name="P35"><text:span text:style-name="T35_1">belongs</text:span><text:span text:style-name="T35_2">_</text:span><text:span text:style-name="T35_3">to</text:span><text:span text:style-name="T35_4"><text:s/>:</text:span><text:span text:style-name="T35_5">available</text:span></text:p>
      <text:p text:style-name="P36"/>
      <text:p text:style-name="P37"/>
      <text:p text:style-name="P38"><text:span text:style-name="T38_1">c</text:span><text:span text:style-name="T38_2">:\</text:span><text:span text:style-name="T38_3">Users</text:span><text:span text:style-name="T38_4">\</text:span><text:span text:style-name="T38_5">jon</text:span><text:span text:style-name="T38_6">\</text:span><text:span text:style-name="T38_7">RailsProjects</text:span><text:span text:style-name="T38_8">\</text:span><text:span text:style-name="T38_9">ppScheduler</text:span><text:span text:style-name="T38_10">&gt;</text:span><text:span text:style-name="T38_11">rails</text:span><text:span text:style-name="T38_12"><text:s/></text:span><text:span text:style-name="T38_13">generate</text:span><text:span text:style-name="T38_14"><text:s/></text:span><text:span text:style-name="T38_15">scaffold</text:span><text:span text:style-name="T38_16"><text:s/></text:span><text:span text:style-name="T38_17">Match</text:span><text:span text:style-name="T38_18"><text:s/></text:span></text:p>
      <text:p text:style-name="P39"><text:span text:style-name="T39_1">begin</text:span><text:span text:style-name="T39_2">:</text:span><text:span text:style-name="T39_3">datetime</text:span><text:span text:style-name="T39_4"><text:s/></text:span></text:p>
      <text:p text:style-name="P40"><text:span text:style-name="T40_1">end</text:span><text:span text:style-name="T40_2">:</text:span><text:span text:style-name="T40_3">datetime</text:span><text:span text:style-name="T40_4"><text:s/></text:span></text:p>
      <text:p text:style-name="P41"><text:span text:style-name="T41_1">assignment</text:span><text:span text:style-name="T41_2">_</text:span><text:span text:style-name="T41_3">id</text:span><text:span text:style-name="T41_4">:</text:span><text:span text:style-name="T41_5">integer</text:span><text:span text:style-name="T41_6"><text:s/></text:span></text:p>
      <text:p text:style-name="P42"><text:span text:style-name="T42_1">available</text:span><text:span text:style-name="T42_2">1_</text:span><text:span text:style-name="T42_3">id</text:span><text:span text:style-name="T42_4">:</text:span><text:span text:style-name="T42_5">integer</text:span><text:span text:style-name="T42_6"><text:s/></text:span></text:p>
      <text:p text:style-name="P43"><text:span text:style-name="T43_1">available</text:span><text:span text:style-name="T43_2">2_</text:span><text:span text:style-name="T43_3">id</text:span><text:span text:style-name="T43_4">:</text:span><text:span text:style-name="T43_5">integer</text:span><text:span text:style-name="T43_6"><text:s/></text:span></text:p>
      <text:p text:style-name="P44"><text:span text:style-name="T44_1">user</text:span><text:span text:style-name="T44_2">1_</text:span><text:span text:style-name="T44_3">response</text:span><text:span text:style-name="T44_4">?:</text:span><text:span text:style-name="T44_5">boolean</text:span><text:span text:style-name="T44_6"><text:s/></text:span></text:p>
      <text:p text:style-name="P45"><text:span text:style-name="T45_1">user</text:span><text:span text:style-name="T45_2">2_</text:span><text:span text:style-name="T45_3">response</text:span><text:span text:style-name="T45_4">?:</text:span><text:span text:style-name="T45_5">boolean</text:span><text:span text:style-name="T45_6"><text:s/></text:span></text:p>
      <text:p text:style-name="P46"><text:span text:style-name="T46_1">user</text:span><text:span text:style-name="T46_2">1_</text:span><text:span text:style-name="T46_3">commitment</text:span><text:span text:style-name="T46_4">:</text:span><text:span text:style-name="T46_5">integer</text:span><text:span text:style-name="T46_6"><text:s/></text:span></text:p>
      <text:p text:style-name="P47"><text:span text:style-name="T47_1">user</text:span><text:span text:style-name="T47_2">2_</text:span><text:span text:style-name="T47_3">commitment</text:span><text:span text:style-name="T47_4">:</text:span><text:span text:style-name="T47_5">integer</text:span></text:p>
      <text:p text:style-name="P48"/>
      <text:p text:style-name="P49"><text:span text:style-name="T49_1">commitment</text:span><text:span text:style-name="T49_2">:</text:span></text:p>
      <text:p text:style-name="P50"><text:span text:style-name="T50_1">student</text:span><text:span text:style-name="T50_2">_</text:span><text:span text:style-name="T50_3">id</text:span><text:span text:style-name="T50_4">(</text:span><text:span text:style-name="T50_5">fk</text:span><text:span text:style-name="T50_6">):</text:span><text:span text:style-name="T50_7">integer</text:span><text:span text:style-name="T50_8">,<text:s/></text:span><text:span text:style-name="T50_9">student</text:span><text:span text:style-name="T50_10">_</text:span><text:span text:style-name="T50_11">commit</text:span><text:span text:style-name="T50_12">_</text:span><text:span text:style-name="T50_13">level</text:span><text:span text:style-name="T50_14"><text:s/>(</text:span><text:span text:style-name="T50_15">solid</text:span><text:span text:style-name="T50_16">,<text:s/></text:span><text:span text:style-name="T50_17">maybe</text:span><text:span text:style-name="T50_18">,<text:s/></text:span><text:span text:style-name="T50_19">bug</text:span><text:span text:style-name="T50_20">-</text:span><text:span text:style-name="T50_21">off</text:span><text:span text:style-name="T50_22">),<text:s/></text:span><text:span text:style-name="T50_23">potential</text:span><text:span text:style-name="T50_24"><text:s/></text:span><text:span text:style-name="T50_25">match</text:span><text:span text:style-name="T50_26"><text:s/>(</text:span><text:span text:style-name="T50_27">fk</text:span><text:span text:style-name="T50_28">)</text:span></text:p>
      <text:p text:style-name="P51"/>
      <text:p text:style-name="P52"><text:span text:style-name="T52_1">algorithm</text:span><text:span text:style-name="T52_2">:</text:span></text:p>
      <text:p text:style-name="P53"><text:span text:style-name="T53_1">Matchmaker</text:span><text:span text:style-name="T53_2">:</text:span></text:p>
      <text:p text:style-name="P54"><text:span text:style-name="T54_1">Every</text:span><text:span text:style-name="T54_2"><text:s/></text:span><text:span text:style-name="T54_3">so</text:span><text:span text:style-name="T54_4"><text:s/></text:span><text:span text:style-name="T54_5">often</text:span><text:span text:style-name="T54_6">,<text:s/></text:span><text:span text:style-name="T54_7">go</text:span><text:span text:style-name="T54_8"><text:s/></text:span><text:span text:style-name="T54_9">through</text:span><text:span text:style-name="T54_10"><text:s/></text:span><text:span text:style-name="T54_11">availabiities</text:span><text:span text:style-name="T54_12"><text:s/></text:span><text:span text:style-name="T54_13">and</text:span><text:span text:style-name="T54_14"><text:s/></text:span><text:span text:style-name="T54_15">find</text:span><text:span text:style-name="T54_16"><text:s/></text:span><text:span text:style-name="T54_17">matches</text:span><text:span text:style-name="T54_18">,<text:s/></text:span><text:span text:style-name="T54_19">i</text:span><text:span text:style-name="T54_20">.</text:span><text:span text:style-name="T54_21">e</text:span><text:span text:style-name="T54_22">.<text:s/></text:span><text:span text:style-name="T54_23">other</text:span><text:span text:style-name="T54_24"><text:s/></text:span><text:span text:style-name="T54_25">student</text:span><text:span text:style-name="T54_26"><text:s/></text:span><text:span text:style-name="T54_27">availabilities</text:span><text:span text:style-name="T54_28"><text:s/></text:span><text:span text:style-name="T54_29">matching</text:span><text:span text:style-name="T54_30"><text:s/></text:span><text:span text:style-name="T54_31">the</text:span><text:span text:style-name="T54_32"><text:s/></text:span><text:span text:style-name="T54_33">assignment</text:span><text:span text:style-name="T54_34"><text:s/></text:span><text:span text:style-name="T54_35">and</text:span><text:span text:style-name="T54_36"><text:s/></text:span><text:span text:style-name="T54_37">within</text:span><text:span text:style-name="T54_38"><text:s/></text:span><text:span text:style-name="T54_39">an</text:span><text:span text:style-name="T54_40"><text:s/></text:span><text:span text:style-name="T54_41">overlapping</text:span><text:span text:style-name="T54_42"><text:s/></text:span><text:span text:style-name="T54_43">time</text:span><text:span text:style-name="T54_44"><text:s/></text:span><text:span text:style-name="T54_45">window</text:span><text:span text:style-name="T54_46">,<text:s/></text:span><text:span text:style-name="T54_47">between</text:span><text:span text:style-name="T54_48"><text:s/></text:span><text:span text:style-name="T54_49">those</text:span><text:span text:style-name="T54_50"><text:s/></text:span><text:span text:style-name="T54_51">who</text:span><text:span text:style-name="T54_52"><text:s/></text:span><text:span text:style-name="T54_53">are</text:span><text:span text:style-name="T54_54"><text:s/></text:span><text:span text:style-name="T54_55">not</text:span><text:span text:style-name="T54_56"><text:s/></text:span><text:span text:style-name="T54_57">yet</text:span><text:span text:style-name="T54_58"><text:s/></text:span><text:span text:style-name="T54_59">committed</text:span><text:span text:style-name="T54_60"><text:s/></text:span><text:span text:style-name="T54_61">or</text:span><text:span text:style-name="T54_62"><text:s/></text:span><text:span text:style-name="T54_63">cancelled</text:span><text:span text:style-name="T54_64"><text:s/></text:span><text:span text:style-name="T54_65">out</text:span><text:span text:style-name="T54_66">.</text:span></text:p>
      <text:p text:style-name="P55"><text:span text:style-name="T55_1">Then</text:span><text:span text:style-name="T55_2"><text:s/></text:span><text:span text:style-name="T55_3">notify</text:span><text:span text:style-name="T55_4"><text:s/></text:span><text:span text:style-name="T55_5">the</text:span><text:span text:style-name="T55_6"><text:s/></text:span><text:span text:style-name="T55_7">parties</text:span><text:span text:style-name="T55_8"><text:s/></text:span><text:span text:style-name="T55_9">of</text:span><text:span text:style-name="T55_10"><text:s/></text:span><text:span text:style-name="T55_11">the</text:span><text:span text:style-name="T55_12"><text:s/></text:span><text:span text:style-name="T55_13">potential</text:span><text:span text:style-name="T55_14"><text:s/></text:span><text:span text:style-name="T55_15">match</text:span><text:span text:style-name="T55_16">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